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物件レビュー概要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22年9月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#</text:p>
          </table:table-cell>
          <table:table-cell office:value-type="string">
            <text:p>都道府県</text:p>
          </table:table-cell>
          <table:table-cell office:value-type="string">
            <text:p>区域</text:p>
          </table:table-cell>
          <table:table-cell office:value-type="string">
            <text:p>種類</text:p>
          </table:table-cell>
          <table:table-cell office:value-type="string">
            <text:p>建築年</text:p>
          </table:table-cell>
          <table:table-cell office:value-type="string">
            <text:p>総面積<text:line-break/>(平米）</text:p>
          </table:table-cell>
          <table:table-cell office:value-type="string">
            <text:p>価格<text:line-break/>(円)</text:p>
          </table:table-cell>
          <table:table-cell office:value-type="string">
            <text:p>単価<text:line-break/>(円/平米)</text:p>
          </table:table-cell>
          <table:table-cell office:value-type="string">
            <text:p>予定利回り</text:p>
          </table:table-cell>
          <table:table-cell office:value-type="string">
            <text:p/>
          </table:table-cell>
          <table:table-cell office:value-type="string">
            <text:p>S</text:p>
          </table:table-cell>
          <table:table-cell office:value-type="string">
            <text:p>FR</text:p>
          </table:table-cell>
          <table:table-cell office:value-type="string">
            <text:p>PC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>物件名</text:p>
          </table:table-cell>
        </table:table-row>
        <table:table-row>
          <table:table-cell office:value="1" office:value-type="float"/>
          <table:table-cell office:value-type="string">
            <text:p>admin_area</text:p>
          </table:table-cell>
          <table:table-cell office:value-type="string">
            <text:p>district</text:p>
          </table:table-cell>
          <table:table-cell office:value-type="string">
            <text:p>property_type</text:p>
          </table:table-cell>
          <table:table-cell office:value-type="string">
            <text:p>year_built</text:p>
          </table:table-cell>
          <table:table-cell office:value-type="string">
            <text:p>total_area</text:p>
          </table:table-cell>
          <table:table-cell office:value-type="string">
            <text:p>price</text:p>
          </table:table-cell>
          <table:table-cell office:value-type="string">
            <text:p>price_per_area</text:p>
          </table:table-cell>
          <table:table-cell office:value-type="string">
            <text:p>expected_yield</text:p>
          </table:table-cell>
          <table:table-cell office:value-type="string">
            <text:p/>
          </table:table-cell>
          <table:table-cell office:value-type="string">
            <text:p>screening_stage</text:p>
          </table:table-cell>
          <table:table-cell office:value-type="string">
            <text:p>first_review_stage</text:p>
          </table:table-cell>
          <table:table-cell office:value-type="string">
            <text:p>pc_stage</text:p>
          </table:table-cell>
          <table:table-cell office:value-type="string">
            <text:p>c_stage</text:p>
          </table:table-cell>
          <table:table-cell office:value-type="string">
            <text:p/>
          </table:table-cell>
          <table:table-cell office:value-type="string">
            <text:p>file_path</text:p>
          </table:table-cell>
        </table:table-row>
        <table:table-row>
          <table:table-cell office:value-type="string">
            <text:p>注: S=スクリーニング、FR=ファーストレビュー、 PC=予備的結論、C=結論; 「-」＝実施されていない、「o」＝肯定、「ｘ」＝否定。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9-07T20:20:03.770892</meta:creation-date>
    <dc:date>2022-09-07T20:20:03.774572</dc:date>
    <meta:generator>http://pypi.python.org/pypi/ezodf/0.1.0$Python3.8.10 (default, Jun 22 2022, 20:18:18) 
[GCC 9.4.0]</meta:generator>
    <meta:document-statistic/>
    <meta:editing-cycles>1</meta:editing-cycles>
  </office:meta>
</office:document-meta>
</file>